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83pt" svg:height="739.47pt" svg:x="688.48pt" svg:y="2.95pt">
            <draw:object draw:notify-on-update-of-ranges="Sheet1.B1:Sheet1.B1 Sheet1.B2:Sheet1.B5 Sheet1.H1:Sheet1.H1 Sheet1.H2:Sheet1.H5 Sheet1.B1:Sheet1.B1 Sheet1.B2:Sheet1.B5 Sheet1.J1:Sheet1.J1 Sheet1.J2:Sheet1.J5 Sheet1.B1:Sheet1.B1 Sheet1.B2:Sheet1.B5 Sheet1.K1:Sheet1.K1 Sheet1.K2:Sheet1.K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 err</text:p>
          </table:table-cell>
          <table:table-cell table:style-name="Default" office:value-type="string" calcext:value-type="string">
            <text:p>gamma</text:p>
          </table:table-cell>
          <table:table-cell table:style-name="Default" office:value-type="string" calcext:value-type="string">
            <text:p>gamma err</text:p>
          </table:table-cell>
          <table:table-cell office:value-type="string" calcext:value-type="string">
            <text:p>p/mv</text:p>
          </table:table-cell>
          <table:table-cell office:value-type="string" calcext:value-type="string">
            <text:p>p/mv err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p/m err</text:p>
          </table:table-cell>
          <table:table-cell office:value-type="string" calcext:value-type="string">
            <text:p>p/mi hi</text:p>
          </table:table-cell>
          <table:table-cell office:value-type="string" calcext:value-type="string">
            <text:p>p/m (th)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float" office:value="0.6337" calcext:value-type="float">
            <text:p>0.6337</text:p>
          </table:table-cell>
          <table:table-cell table:formula="of:=0.009*[.B2]" office:value-type="float" office:value="0.0057033" calcext:value-type="float">
            <text:p>0.0057033</text:p>
          </table:table-cell>
          <table:table-cell table:formula="of:=1/SQRT(1-[.B2]^2)" office:value-type="float" office:value="1.29269296742832" calcext:value-type="float">
            <text:p>1.2926929674</text:p>
          </table:table-cell>
          <table:table-cell table:formula="of:=1/SQRT(1-([.B2]+[.C2])^2)-[.D2]" office:value-type="float" office:value="0.00791444119857321" calcext:value-type="float">
            <text:p>0.0079144412</text:p>
          </table:table-cell>
          <table:table-cell office:value-type="float" office:value="1.298" calcext:value-type="float">
            <text:p>1.298</text:p>
          </table:table-cell>
          <table:table-cell table:formula="of:=0.01*[.F2]" office:value-type="float" office:value="0.01298" calcext:value-type="float">
            <text:p>0.01298</text:p>
          </table:table-cell>
          <table:table-cell table:formula="of:=[.F2]*[.B2]" office:value-type="float" office:value="0.8225426" calcext:value-type="float">
            <text:p>0.8225426</text:p>
          </table:table-cell>
          <table:table-cell table:formula="of:=[.G2]*[.B2]" office:value-type="float" office:value="0.008225426" calcext:value-type="float">
            <text:p>0.008225426</text:p>
          </table:table-cell>
          <table:table-cell table:formula="of:=[.H2]+[.I2]" office:value-type="float" office:value="0.830768026" calcext:value-type="float">
            <text:p>0.830768026</text:p>
          </table:table-cell>
          <table:table-cell table:formula="of:=[.B2]*[.D2]" office:value-type="float" office:value="0.819179533459328" calcext:value-type="float">
            <text:p>0.8191795335</text:p>
          </table:table-cell>
        </table:table-row>
        <table:table-row table:style-name="ro1">
          <table:table-cell/>
          <table:table-cell office:value-type="float" office:value="0.6961" calcext:value-type="float">
            <text:p>0.6961</text:p>
          </table:table-cell>
          <table:table-cell table:formula="of:=0.009*[.B3]" office:value-type="float" office:value="0.0062649" calcext:value-type="float">
            <text:p>0.0062649</text:p>
          </table:table-cell>
          <table:table-cell table:formula="of:=1/SQRT(1-[.B3]^2)" office:value-type="float" office:value="1.3928646707514" calcext:value-type="float">
            <text:p>1.3928646708</text:p>
          </table:table-cell>
          <table:table-cell table:formula="of:=1/SQRT(1-([.B3]+[.C3])^2)-[.D3]" office:value-type="float" office:value="0.0119906440781823" calcext:value-type="float">
            <text:p>0.0119906441</text:p>
          </table:table-cell>
          <table:table-cell office:value-type="float" office:value="1.404" calcext:value-type="float">
            <text:p>1.404</text:p>
          </table:table-cell>
          <table:table-cell table:formula="of:=0.01*[.F3]" office:value-type="float" office:value="0.01404" calcext:value-type="float">
            <text:p>0.01404</text:p>
          </table:table-cell>
          <table:table-cell table:formula="of:=[.F3]*[.B3]" office:value-type="float" office:value="0.9773244" calcext:value-type="float">
            <text:p>0.9773244</text:p>
          </table:table-cell>
          <table:table-cell table:formula="of:=[.G3]*[.B3]" office:value-type="float" office:value="0.009773244" calcext:value-type="float">
            <text:p>0.009773244</text:p>
          </table:table-cell>
          <table:table-cell table:formula="of:=[.H3]+[.I3]" office:value-type="float" office:value="0.987097644" calcext:value-type="float">
            <text:p>0.987097644</text:p>
          </table:table-cell>
          <table:table-cell table:formula="of:=[.B3]*[.D3]" office:value-type="float" office:value="0.969573097310048" calcext:value-type="float">
            <text:p>0.9695730973</text:p>
          </table:table-cell>
        </table:table-row>
        <table:table-row table:style-name="ro1">
          <table:table-cell/>
          <table:table-cell office:value-type="float" office:value="0.7496" calcext:value-type="float">
            <text:p>0.7496</text:p>
          </table:table-cell>
          <table:table-cell table:formula="of:=0.009*[.B4]" office:value-type="float" office:value="0.0067464" calcext:value-type="float">
            <text:p>0.0067464</text:p>
          </table:table-cell>
          <table:table-cell table:formula="of:=1/SQRT(1-[.B4]^2)" office:value-type="float" office:value="1.51082253047416" calcext:value-type="float">
            <text:p>1.5108225305</text:p>
          </table:table-cell>
          <table:table-cell table:formula="of:=1/SQRT(1-([.B4]+[.C4])^2)-[.D4]" office:value-type="float" office:value="0.0178290030031267" calcext:value-type="float">
            <text:p>0.017829003</text:p>
          </table:table-cell>
          <table:table-cell office:value-type="float" office:value="1.507" calcext:value-type="float">
            <text:p>1.507</text:p>
          </table:table-cell>
          <table:table-cell table:formula="of:=0.01*[.F4]" office:value-type="float" office:value="0.01507" calcext:value-type="float">
            <text:p>0.01507</text:p>
          </table:table-cell>
          <table:table-cell table:formula="of:=[.F4]*[.B4]" office:value-type="float" office:value="1.1296472" calcext:value-type="float">
            <text:p>1.1296472</text:p>
          </table:table-cell>
          <table:table-cell table:formula="of:=[.G4]*[.B4]" office:value-type="float" office:value="0.011296472" calcext:value-type="float">
            <text:p>0.011296472</text:p>
          </table:table-cell>
          <table:table-cell table:formula="of:=[.H4]+[.I4]" office:value-type="float" office:value="1.140943672" calcext:value-type="float">
            <text:p>1.140943672</text:p>
          </table:table-cell>
          <table:table-cell table:formula="of:=[.B4]*[.D4]" office:value-type="float" office:value="1.13251256884343" calcext:value-type="float">
            <text:p>1.1325125688</text:p>
          </table:table-cell>
        </table:table-row>
        <table:table-row table:style-name="ro1">
          <table:table-cell office:value-type="string" calcext:value-type="string">
            <text:p>Zrelov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0005" calcext:value-type="float">
            <text:p>0.0005</text:p>
          </table:table-cell>
          <table:table-cell table:formula="of:=1/SQRT(1-[.B5]^2)" office:value-type="float" office:value="1.71007752906619" calcext:value-type="float">
            <text:p>1.7100775291</text:p>
          </table:table-cell>
          <table:table-cell table:formula="of:=1/SQRT(1-([.B5]+[.C5])^2)-[.D5]" office:value-type="float" office:value="0.00203260476550304" calcext:value-type="float">
            <text:p>0.0020326048</text:p>
          </table:table-cell>
          <table:table-cell office:value-type="float" office:value="1.7033" calcext:value-type="float">
            <text:p>1.7033</text:p>
          </table:table-cell>
          <table:table-cell office:value-type="float" office:value="0.003" calcext:value-type="float">
            <text:p>0.003</text:p>
          </table:table-cell>
          <table:table-cell table:formula="of:=[.F5]*[.B5]" office:value-type="float" office:value="1.38171696" calcext:value-type="float">
            <text:p>1.38171696</text:p>
          </table:table-cell>
          <table:table-cell table:formula="of:=[.G5]*[.B5]" office:value-type="float" office:value="0.0024336" calcext:value-type="float">
            <text:p>0.0024336</text:p>
          </table:table-cell>
          <table:table-cell table:formula="of:=[.H5]+[.I5]" office:value-type="float" office:value="1.38415056" calcext:value-type="float">
            <text:p>1.38415056</text:p>
          </table:table-cell>
          <table:table-cell table:formula="of:=[.B5]*[.D5]" office:value-type="float" office:value="1.3872148915785" calcext:value-type="float">
            <text:p>1.3872148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6:17:33.69264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5:09:13.170815646</meta:creation-date>
    <dc:date>2016-12-23T17:04:00.476955456</dc:date>
    <meta:editing-duration>PT1H9M8S</meta:editing-duration>
    <meta:editing-cycles>5</meta:editing-cycles>
    <meta:generator>LibreOffice/4.4.3.2$Linux_X86_64 LibreOffice_project/4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5" chart:maximum="1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>
        <chart:symbol-image/>
      </style:chart-properties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26.088cm" xlink:href=".." xlink:type="simple" chart:class="chart:scatter" chart:style-name="ch1">
        <chart:legend chart:legend-position="end" svg:x="14.045cm" svg:y="12.221cm" style:legend-expansion="high" chart:style-name="ch2"/>
        <chart:plot-area chart:style-name="ch3" table:cell-range-address="Sheet1.B1:Sheet1.B5 Sheet1.H1:Sheet1.H5 Sheet1.J1:Sheet1.K5" chart:data-source-has-labels="row" svg:x="0.32cm" svg:y="0.521cm" svg:width="13.405cm" svg:height="25.046cm">
          <chartooo:coordinate-region svg:x="1.28cm" svg:y="0.521cm" svg:width="12.089cm" svg:height="24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5" chart:label-cell-address="Sheet1.H1:Sheet1.H1" chart:class="chart:scatter">
            <chart:domain table:cell-range-address="Sheet1.B2:Sheet1.B5"/>
            <chart:data-point chart:repeated="4"/>
          </chart:series>
          <chart:series chart:style-name="ch8" chart:values-cell-range-address="Sheet1.J2:Sheet1.J5" chart:label-cell-address="Sheet1.J1:Sheet1.J1" chart:class="chart:scatter">
            <chart:data-point chart:repeated="4"/>
          </chart:series>
          <chart:series chart:style-name="ch9" chart:values-cell-range-address="Sheet1.K2:Sheet1.K5" chart:label-cell-address="Sheet1.K1:Sheet1.K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/m</text:p>
                <draw:g>
                  <svg:desc>Sheet1.H1:Sheet1.H1</svg:desc>
                </draw:g>
              </table:table-cell>
              <table:table-cell office:value-type="string">
                <text:p>p/mi hi</text:p>
                <draw:g>
                  <svg:desc>Sheet1.J1:Sheet1.J1</svg:desc>
                </draw:g>
              </table:table-cell>
              <table:table-cell office:value-type="string">
                <text:p>p/m (th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7">
                <text:p>0.6337</text:p>
                <draw:g>
                  <svg:desc>Sheet1.B2:Sheet1.B5</svg:desc>
                </draw:g>
              </table:table-cell>
              <table:table-cell office:value-type="float" office:value="0.8225426">
                <text:p>0.8225426</text:p>
                <draw:g>
                  <svg:desc>Sheet1.H2:Sheet1.H5</svg:desc>
                </draw:g>
              </table:table-cell>
              <table:table-cell office:value-type="float" office:value="0.830768026">
                <text:p>0.830768026</text:p>
                <draw:g>
                  <svg:desc>Sheet1.J2:Sheet1.J5</svg:desc>
                </draw:g>
              </table:table-cell>
              <table:table-cell office:value-type="float" office:value="0.819179533459328">
                <text:p>0.819179533459328</text:p>
                <draw:g>
                  <svg:desc>Sheet1.K2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61">
                <text:p>0.6961</text:p>
              </table:table-cell>
              <table:table-cell office:value-type="float" office:value="0.9773244">
                <text:p>0.9773244</text:p>
              </table:table-cell>
              <table:table-cell office:value-type="float" office:value="0.987097644">
                <text:p>0.987097644</text:p>
              </table:table-cell>
              <table:table-cell office:value-type="float" office:value="0.969573097310048">
                <text:p>0.969573097310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96">
                <text:p>0.7496</text:p>
              </table:table-cell>
              <table:table-cell office:value-type="float" office:value="1.1296472">
                <text:p>1.1296472</text:p>
              </table:table-cell>
              <table:table-cell office:value-type="float" office:value="1.140943672">
                <text:p>1.140943672</text:p>
              </table:table-cell>
              <table:table-cell office:value-type="float" office:value="1.13251256884343">
                <text:p>1.13251256884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12">
                <text:p>0.8112</text:p>
              </table:table-cell>
              <table:table-cell office:value-type="float" office:value="1.38171696">
                <text:p>1.38171696</text:p>
              </table:table-cell>
              <table:table-cell office:value-type="float" office:value="1.38415056">
                <text:p>1.38415056</text:p>
              </table:table-cell>
              <table:table-cell office:value-type="float" office:value="1.3872148915785">
                <text:p>1.3872148915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